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700000008987A7B1F45E1E6C6D.png" manifest:media-type="image/png"/>
  <manifest:file-entry manifest:full-path="Pictures/10000000000000E1000000E19B24EEDD7AE86B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20pt" style:font-size-asian="20pt" style:font-size-complex="20pt"/>
    </style:style>
    <style:style style:name="P7" style:family="paragraph" style:parent-style-name="Standard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color="#000000" fo:font-size="20pt" style:font-size-asian="20pt" style:font-size-complex="20pt"/>
    </style:style>
    <style:style style:name="P8" style:family="paragraph" style:parent-style-name="Standard">
      <style:paragraph-properties fo:margin-left="1.27cm" fo:margin-right="0cm" fo:margin-top="0cm" fo:margin-bottom="0cm" loext:contextual-spacing="false" fo:text-align="center" style:justify-single-word="false" fo:text-indent="0cm" style:auto-text-indent="false"/>
      <style:text-properties fo:color="#000000" fo:font-size="20pt" style:font-size-asian="20pt" style:font-size-complex="20pt"/>
    </style:style>
    <style:style style:name="P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20pt" style:font-size-asian="20pt" style:font-size-complex="20pt"/>
    </style:style>
    <style:style style:name="P1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20pt" officeooo:paragraph-rsid="00158c78" style:font-size-asian="20pt" style:font-size-complex="20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size="20pt" officeooo:paragraph-rsid="001af619" style:font-size-asian="20pt" style:font-size-complex="20pt"/>
    </style:style>
    <style:style style:name="P1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20pt" officeooo:rsid="0018107e" officeooo:paragraph-rsid="0018107e" style:font-size-asian="20pt" style:font-size-complex="20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20pt" style:font-size-asian="20pt" style:font-size-complex="20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20pt" style:font-size-asian="20pt" style:font-size-complex="20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20pt" fo:font-style="italic" style:font-size-asian="20pt" style:font-style-asian="italic" style:font-size-complex="20pt" style:font-style-complex="italic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17" style:family="paragraph" style:parent-style-name="Standard" style:list-style-name="WWNum3">
      <style:paragraph-properties fo:margin-top="0cm" fo:margin-bottom="0cm" loext:contextual-spacing="false" fo:text-align="start" style:justify-single-word="false"/>
      <style:text-properties officeooo:rsid="0018a37b" officeooo:paragraph-rsid="0018a37b" fo:background-color="transparent"/>
    </style:style>
    <style:style style:name="P18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officeooo:rsid="0018a37b" officeooo:paragraph-rsid="0018a37b" fo:background-color="transparent"/>
    </style:style>
    <style:style style:name="P19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officeooo:rsid="0018a37b" officeooo:paragraph-rsid="0019e7ed" fo:background-color="transparent"/>
    </style:style>
    <style:style style:name="P20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officeooo:rsid="0018a37b" officeooo:paragraph-rsid="001af619" fo:background-color="transparent"/>
    </style:style>
    <style:style style:name="P21" style:family="paragraph" style:parent-style-name="Standard" style:list-style-name="WWNum3">
      <style:paragraph-properties fo:margin-top="0cm" fo:margin-bottom="0cm" loext:contextual-spacing="false" fo:text-align="start" style:justify-single-word="false"/>
      <style:text-properties officeooo:paragraph-rsid="0018a37b" fo:background-color="transparen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officeooo:rsid="0019e7ed" officeooo:paragraph-rsid="0019e7ed" fo:background-color="transparent"/>
    </style:style>
    <style:style style:name="P2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officeooo:rsid="001a8e3c" officeooo:paragraph-rsid="001a8e3c" fo:background-color="transparent"/>
    </style:style>
    <style:style style:name="P24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8ccfb7" officeooo:rsid="0018a37b" officeooo:paragraph-rsid="0019e7ed" fo:background-color="transparent"/>
    </style:style>
    <style:style style:name="P2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8ccfb7" officeooo:rsid="0019e7ed" officeooo:paragraph-rsid="0019e7ed" fo:background-color="transparen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color="#8ccfb7" officeooo:rsid="0019e7ed" officeooo:paragraph-rsid="0019e7ed" fo:background-color="transparent"/>
    </style:style>
    <style:style style:name="P27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color="#8ccfb7" officeooo:rsid="0019e7ed" officeooo:paragraph-rsid="0019e7ed" fo:background-color="transparent"/>
    </style:style>
    <style:style style:name="P28" style:family="paragraph" style:parent-style-name="Standard" style:list-style-name="WWNum8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fo:font-size="20pt" style:font-size-asian="20pt" style:font-size-complex="20pt"/>
    </style:style>
    <style:style style:name="P29" style:family="paragraph" style:parent-style-name="Standard" style:list-style-name="WWNum9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fo:color="#000000" fo:font-size="20pt" style:font-size-asian="20pt" style:font-size-complex="20pt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fo:color="#000000" fo:font-size="20pt" style:font-size-asian="20pt" style:font-size-complex="20pt"/>
    </style:style>
    <style:style style:name="P31" style:family="paragraph" style:parent-style-name="Standard" style:list-style-name="WW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fo:color="#000000" fo:font-size="20pt" officeooo:rsid="0018a37b" officeooo:paragraph-rsid="0018a37b" style:font-size-asian="20pt" style:font-size-complex="20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fo:background-color="transparent"/>
    </style:style>
    <style:style style:name="P33" style:family="paragraph" style:parent-style-name="Standard" style:list-style-name="WWNum3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officeooo:rsid="001a8e3c" fo:background-color="transparent"/>
    </style:style>
    <style:style style:name="P34" style:family="paragraph" style:parent-style-name="Standard" style:list-style-name="WW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fo:color="#8ccfb7" fo:font-size="20pt" officeooo:rsid="0019e7ed" officeooo:paragraph-rsid="0019e7ed" style:font-size-asian="20pt" style:font-size-complex="20pt"/>
    </style:style>
    <style:style style:name="P35" style:family="paragraph" style:parent-style-name="Standard" style:list-style-name="WW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fo:color="#8ccfb7" fo:font-size="20pt" officeooo:paragraph-rsid="0019e7ed" style:font-size-asian="20pt" style:font-size-complex="20pt"/>
    </style:style>
    <style:style style:name="P36" style:family="paragraph" style:parent-style-name="Standard" style:list-style-name="WWNum3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fo:color="#8ccfb7" fo:background-color="transparent"/>
    </style:style>
    <style:style style:name="P37" style:family="paragraph" style:parent-style-name="Standard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color="#000000" fo:font-size="20pt" style:font-size-asian="20pt" style:font-size-complex="20pt"/>
    </style:style>
    <style:style style:name="P38" style:family="paragraph" style:parent-style-name="Standard">
      <style:paragraph-properties fo:margin-left="1.27cm" fo:margin-right="0cm" fo:margin-top="0cm" fo:margin-bottom="0cm" loext:contextual-spacing="false" fo:text-align="center" style:justify-single-word="false" fo:text-indent="0cm" style:auto-text-indent="false"/>
      <style:text-properties fo:color="#000000" fo:font-size="20pt" style:font-size-asian="20pt" style:font-size-complex="20pt"/>
    </style:style>
    <style:style style:name="P39" style:family="paragraph" style:parent-style-name="Standard">
      <style:paragraph-properties fo:margin-left="1.905cm" fo:margin-right="0cm" fo:margin-top="0cm" fo:margin-bottom="0cm" loext:contextual-spacing="false" fo:text-align="start" style:justify-single-word="false" fo:text-indent="0cm" style:auto-text-indent="false"/>
      <style:text-properties fo:color="#000000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40" style:family="paragraph" style:parent-style-name="Standard" style:list-style-name="WWNum2">
      <style:paragraph-properties fo:margin-left="1.905cm" fo:margin-right="0cm" fo:margin-top="0cm" fo:margin-bottom="0cm" loext:contextual-spacing="false" fo:text-align="start" style:justify-single-word="false" fo:text-indent="-0.635cm" style:auto-text-indent="false"/>
      <style:text-properties fo:color="#000000" fo:font-size="20pt" style:font-size-asian="20pt" style:font-size-complex="20pt"/>
    </style:style>
    <style:style style:name="P41" style:family="paragraph" style:parent-style-name="Standard" style:list-style-name="WWNum1">
      <style:paragraph-properties fo:margin-left="0.635cm" fo:margin-right="0cm" fo:margin-top="0cm" fo:margin-bottom="0cm" loext:contextual-spacing="false" fo:text-align="start" style:justify-single-word="false" fo:text-indent="0cm" style:auto-text-indent="false"/>
      <style:text-properties fo:color="#000000" fo:font-size="20pt" officeooo:rsid="0018a37b" officeooo:paragraph-rsid="0018a37b" style:font-size-asian="20pt" style:font-size-complex="20pt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18a37b" officeooo:paragraph-rsid="0018a37b" fo:background-color="transparent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italic" officeooo:rsid="0018a37b" officeooo:paragraph-rsid="0018a37b" fo:background-color="transparent" style:font-style-asian="italic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58c78" style:font-size-asian="20pt" style:font-size-complex="20pt"/>
    </style:style>
    <style:style style:name="T3" style:family="text">
      <style:text-properties fo:font-size="20pt" officeooo:rsid="0019e7ed" style:font-size-asian="20pt" style:font-size-complex="20pt"/>
    </style:style>
    <style:style style:name="T4" style:family="text">
      <style:text-properties fo:font-size="20pt" officeooo:rsid="001a8e3c" style:font-size-asian="20pt" style:font-size-complex="20pt"/>
    </style:style>
    <style:style style:name="T5" style:family="text">
      <style:text-properties fo:font-size="20pt" officeooo:rsid="001af619" style:font-size-asian="20pt" style:font-size-complex="20pt"/>
    </style:style>
    <style:style style:name="T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color="#000000" fo:font-size="20pt" officeooo:rsid="0018a37b" style:font-size-asian="20pt" style:font-size-complex="20pt"/>
    </style:style>
    <style:style style:name="T9" style:family="text">
      <style:text-properties fo:color="#000000" fo:font-size="20pt" officeooo:rsid="0019e7ed" style:font-size-asian="20pt" style:font-size-complex="20pt"/>
    </style:style>
    <style:style style:name="T10" style:family="text">
      <style:text-properties officeooo:rsid="00158c78"/>
    </style:style>
    <style:style style:name="T11" style:family="text">
      <style:text-properties officeooo:rsid="0018107e"/>
    </style:style>
    <style:style style:name="T12" style:family="text">
      <style:text-properties officeooo:rsid="0018a37b"/>
    </style:style>
    <style:style style:name="T13" style:family="text">
      <style:text-properties officeooo:rsid="0019e7ed"/>
    </style:style>
    <style:style style:name="T14" style:family="text">
      <style:text-properties officeooo:rsid="001af6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2"/>
      <text:p text:style-name="P2">RESTITUTION DES BESOINS DU CLIENTS</text:p>
      <text:p text:style-name="P2"/>
      <text:p text:style-name="P11">Activité : <text:s/><text:span text:style-name="T14">Conseil Départemental du Gers</text:span></text:p>
      <text:p text:style-name="P11"><text:span text:style-name="T10">Service approvisionnement et qualité de la restauration collective</text:span></text:p>
      <text:p text:style-name="P3"/>
      <text:list xml:id="list879092804" text:style-name="WWNum8">
        <text:list-item>
          <text:p text:style-name="P28"/>
        </text:list-item>
      </text:list>
      <text:p text:style-name="P4"/>
      <text:p text:style-name="P5"><text:span text:style-name="T6">Besoins :</text:span><text:span text:style-name="T1"> <text:s/></text:span><text:span text:style-name="T2">Annuaire virtuel des producteurs locaux </text:span></text:p>
      <text:p text:style-name="P5"><text:span text:style-name="T2"/></text:p>
      <text:p text:style-name="P5"><text:span text:style-name="T2"/></text:p>
      <text:list xml:id="list3832112992" text:style-name="L1">
        <text:list-item>
          <text:p text:style-name="P10"><text:span text:style-name="T10">Portail intranet pour les chefs de restauration collective du département.</text:span></text:p>
        </text:list-item>
        <text:list-item>
          <text:p text:style-name="P12">Permettre aux chefs de trouver les produits qu’ils ont besoin via le réseau local.</text:p>
        </text:list-item>
        <text:list-item>
          <text:p text:style-name="P12">Carte géolocalisation des producteurs .</text:p>
        </text:list-item>
      </text:list>
      <text:list xml:id="list1057918975" text:style-name="WWNum9">
        <text:list-header>
          <text:p text:style-name="P29"/>
        </text:list-header>
      </text:list>
      <text:p text:style-name="P6"/>
      <text:p text:style-name="P8">PERSONNAE ET USER’ S STORY</text:p>
      <text:p text:style-name="P6"/>
      <text:p text:style-name="P6"><text:s/>personnae : </text:p>
      <text:p text:style-name="P6"><text:tab/></text:p>
      <text:p text:style-name="P7"/>
      <text:list xml:id="list704344618" text:style-name="WWNum1">
        <text:list-item>
          <text:p text:style-name="P30">Administrateur : <text:span text:style-name="T11">service en charge de <text:s/>la création de l’annuaire droit d’accès en écriture (modification , ajout, supression des producteurs) et création de compte d’accès pour les chefs.</text:span></text:p>
        </text:list-item>
      </text:list>
      <text:p text:style-name="P7"><text:soft-page-break/></text:p>
      <text:list xml:id="list114322129019251" text:continue-numbering="true" text:style-name="WWNum1">
        <text:list-item>
          <text:p text:style-name="P30"><text:s/><text:span text:style-name="T12">Chefs de restauration collective : </text:span></text:p>
          <text:p text:style-name="P31">consultation et tri de la liste des producteurs.</text:p>
          <text:p text:style-name="P41"/>
        </text:list-item>
        <text:list-item>
          <text:p text:style-name="P34">Producteurs : </text:p>
          <text:p text:style-name="P35"><text:span text:style-name="T13">mise à jour et création de fiche détaillée.</text:span></text:p>
        </text:list-item>
      </text:list>
      <text:p text:style-name="P37"/>
      <text:p text:style-name="P39">USER’ S <text:s/>STORY</text:p>
      <text:list xml:id="list2878422429" text:style-name="WWNum2">
        <text:list-item>
          <text:list>
            <text:list-item>
              <text:p text:style-name="P40"/>
            </text:list-item>
          </text:list>
        </text:list-item>
      </text:list>
      <text:p text:style-name="P15"><text:span text:style-name="T12">Administrateur</text:span> :</text:p>
      <text:p text:style-name="P6"/>
      <text:list xml:id="list1895098335" text:style-name="WWNum3">
        <text:list-item>
          <text:p text:style-name="P21"><text:span text:style-name="T7">En tant qu’ </text:span><text:span text:style-name="T8">Administrateur</text:span><text:span text:style-name="T7">, je veux pouvoir </text:span><text:span text:style-name="T8">ajouter</text:span><text:span text:style-name="T7">,</text:span><text:span text:style-name="T8">modifier et supprimer des comptes producteurs.</text:span></text:p>
          <text:p text:style-name="P21"><text:span text:style-name="T8"/></text:p>
        </text:list-item>
        <text:list-item>
          <text:p text:style-name="P17"><text:span text:style-name="T8">E</text:span><text:span text:style-name="T7">n tant qu’Administrateur je veux créer des comptes chefs.</text:span></text:p>
        </text:list-item>
        <text:list-item>
          <text:p text:style-name="P32"><text:span text:style-name="T7">En tant qu’ </text:span><text:span text:style-name="T8">Administrateur je veux pouvoir consulter et trier la liste des producteurs.</text:span></text:p>
          <text:p text:style-name="P33"><text:span text:style-name="T8"/></text:p>
        </text:list-item>
      </text:list>
      <text:p text:style-name="P42"><text:span text:style-name="T7"/></text:p>
      <text:p text:style-name="P43"><text:span text:style-name="T7">Chefs :</text:span></text:p>
      <text:p text:style-name="P42"><text:span text:style-name="T7"/></text:p>
      <text:list xml:id="list3899105164" text:style-name="L2">
        <text:list-item>
          <text:p text:style-name="P18"><text:span text:style-name="T7">En tant que chef, je veux pouvoir consulter le liste des producteurs.</text:span></text:p>
        </text:list-item>
        <text:list-item>
          <text:p text:style-name="P23"><text:span text:style-name="T7">En tant que chef je veux pouvoir accéder facilement au moteur de recherche.</text:span></text:p>
        </text:list-item>
        <text:list-item>
          <text:p text:style-name="P20"><text:span text:style-name="T7">En tant que chef, je veux pouvoir trier les producteurs par types de catégories alimentaires, par produits, par localisation et par label</text:span><text:span text:style-name="T9">s.</text:span></text:p>
          <text:p text:style-name="P20"><text:span text:style-name="T9"/></text:p>
          <text:p text:style-name="P20"><text:span text:style-name="T9"/></text:p>
          <text:p text:style-name="P20"><text:soft-page-break/><text:span text:style-name="T9"/></text:p>
        </text:list-item>
        <text:list-item>
          <text:p text:style-name="P20"><text:span text:style-name="T9">En tant que chef , je veux pouvoir accéder à la fiche </text:span></text:p>
          <text:p text:style-name="P20"><text:span text:style-name="T9">détaillée des producteurs.</text:span></text:p>
        </text:list-item>
        <text:list-item>
          <text:p text:style-name="P19"><text:span text:style-name="T9">En tant que chef, je veux pouvoir afficher le résultat de mes recherches sur une carte.</text:span></text:p>
        </text:list-item>
        <text:list-item>
          <text:p text:style-name="P24"><text:span text:style-name="T3">En tant que chef, je veux pouvoir créer <text:s/>et consulter ma liste de producteurs favoris.</text:span></text:p>
        </text:list-item>
        <text:list-item>
          <text:p text:style-name="P24"><text:span text:style-name="T3">En tant que chef, je veux p</text:span><text:span text:style-name="T4">ouvoir créer et consulter une liste </text:span><text:span text:style-name="T5">de courses.</text:span></text:p>
        </text:list-item>
        <text:list-item>
          <text:p text:style-name="P25"><text:span text:style-name="T1">En tant que chef, je <text:s/>veux pouvoir poster des commentaires sur les producteurs.</text:span></text:p>
        </text:list-item>
        <text:list-item>
          <text:p text:style-name="P25"><text:span text:style-name="T1">En tant que chef je veux pouvoir lire tous les commentaires crées par mes collègues chefs.</text:span></text:p>
        </text:list-item>
      </text:list>
      <text:p text:style-name="P22"><text:span text:style-name="T7"/></text:p>
      <text:p text:style-name="P22"><text:span text:style-name="T7"/></text:p>
      <text:p text:style-name="P26"><text:span text:style-name="T1">Producteur :</text:span></text:p>
      <text:p text:style-name="P26"><text:span text:style-name="T1"/></text:p>
      <text:list xml:id="list3912235549" text:style-name="L3">
        <text:list-item>
          <text:p text:style-name="P27"><text:span text:style-name="T1">En tant que producteur, je veux pouvoir m’inscrire sur l’annuaire.</text:span></text:p>
        </text:list-item>
        <text:list-item>
          <text:p text:style-name="P27"><text:span text:style-name="T1">En tant que producteur, je veux pouvoir mettre à jour mes fiches produits et mes coordonnées.</text:span></text:p>
        </text:list-item>
        <text:list-item>
          <text:p text:style-name="P27"><text:span text:style-name="T1">En tant que producteur, je veux avoir accès aux commentaires postés </text:span><text:span text:style-name="T4">par les chefs</text:span><text:span text:style-name="T1"> sur mon entreprise.</text:span></text:p>
        </text:list-item>
      </text:list>
      <text:list xml:id="list114323301860846" text:continue-list="list1895098335" text:style-name="WWNum3">
        <text:list-header>
          <text:p text:style-name="P36"><text:span text:style-name="T1"/></text:p>
        </text:list-header>
      </text:list>
      <text:p text:style-name="P7"/>
      <text:p text:style-name="P6"/>
      <text:p text:style-name="P6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" text:bullet-char="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4" text:anchor-type="paragraph" svg:x="15.637cm" svg:y="-1.842cm" svg:width="3.097cm" svg:height="2.725cm" draw:z-index="3"><draw:image xlink:href="Pictures/10000000000000E1000000E19B24EEDD7AE86BB8.png" xlink:type="simple" xlink:show="embed" xlink:actuate="onLoad" loext:mime-type="image/png"/></draw:frame><draw:frame draw:style-name="Mfr1" draw:name="Image3" text:anchor-type="paragraph" svg:x="-1.984cm" svg:y="-1.603cm" svg:width="7.225cm" svg:height="2.69cm" draw:z-index="0"><draw:image xlink:href="Pictures/10000000000001700000008987A7B1F45E1E6C6D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10-15T11:43:21.789695195</dc:date>
    <meta:editing-duration>PT9M37S</meta:editing-duration>
    <meta:editing-cycles>1</meta:editing-cycles>
    <meta:document-statistic meta:table-count="0" meta:image-count="2" meta:object-count="0" meta:page-count="3" meta:paragraph-count="38" meta:word-count="361" meta:character-count="2128" meta:non-whitespace-character-count="1811"/>
  </office:meta>
</office:document-meta>
</file>